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une 14<text:span text:style-name="T1">th</text:span></text:p>
      <text:p text:style-name="P1"/>
      <text:p text:style-name="P2"><text:tab/>Something has happened to Friend; her behaviour over the last week has become more and more erratic. We were on the Boardwalk today, and quite without merit, as I was speaking about my theories on the dermatology of cartographile skin, she grabbed my armful of books from me and <text:s/>threatened to throw them into the river. It is as if she has started to hate me. She called me an elephant without knowing what one was. I had shown her a picture once and it had bored her, and now she uses this to hurt me. </text:p>
      <text:p text:style-name="P2"><text:tab/>The little girl from two floors above has gone, as has her father. Today at breakfast I heard the sound of heavy machinery outside the window, and the building shook and dislodged dynasties of insects like mobiles above my head. My first trip outside, to buy chicken paste, I saw that their room, their entire apartment, had been ripped from the building, as smoothly as one selects eggs from a shelf. I had only seen this once before, after the funeral of an old woman from a neighbouring building in May; it seems that at every turn these people confound me, demolishing whatever I can build of sense. </text:p>
      <text:p text:style-name="P2"><text:tab/>I try to go days without speaking of it. Friend tells me that people are scared, that children keep dying. It seems that everywhere I go I see the dirty heads of these children. They all seem to rub soot into their foreheads, to produce this band of blackness. I had at first thought that they wore their hats too tight, but more and more children appear with it. The disease, it seems, is spreading. </text:p>
      <text:p text:style-name="P2"><text:tab/>I went to the Mayor's office to find out what had happened to the small, quiet family, and the Mayor told me that they had been moved down the valley for their own safety. His son, Book Burnt For Secrets, played with a papier-mache volcano that had been constructed for him on the floor. He is a fat, sweaty little boy, one which I have had a dislike for ever since the incident with the dung. The Mayor tugged at his clothing, and has now begun to sweat in symbiosis with his son. I asked after the boy's mother, and he ejected me from his office with as much aplomb as he could muster. I was escorted to the square, where two men, bearded and with flour dusting their flanks, stood by the Execution Venn, staring at some hidden, shared spot in its ellipsis, sharing a cheroot. The disease is making the townsfolk uneasy, superstitious to the point of madness. The last few days I have begun to smell something that I have only smelt twice before, once at Belsen and once in Siberia; the scent of cooking meat, toffee-sweet in a way that only one animal is when burnt, and I felt the tingling of my nostrils as my allergies to ash and hot air remembered themselves and kicked. </text:p>
      <text:p text:style-name="P2"><text:tab/>I retreated to the apartment, my little knock-hole becoming more and more comforting with each passing day and found the heart I had given to Friend in its two pieces, nestled in its wrapping at my door. I brought it inside. That was at around four o'clock; it is long past dark now, and I mourn my chicken paste. I will write for the evening, and watch for corpse fires. If they are burning bodies, I will know. They may not talk to me, these inbred, but they cannot hide the lights of fires at night.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 Sherman</meta:initial-creator>
    <meta:creation-date>2010-08-02T14:09:26.37</meta:creation-date>
    <meta:generator>OpenOffice.org/3.2$Unix OpenOffice.org_project/320m18$Build-9502</meta:generator>
    <dc:date>2010-08-14T16:14:04</dc:date>
    <dc:creator>Robert Sherman</dc:creator>
    <meta:editing-duration>PT01H02M21S</meta:editing-duration>
    <meta:editing-cycles>5</meta:editing-cycles>
    <meta:document-statistic meta:table-count="0" meta:image-count="0" meta:object-count="0" meta:page-count="1" meta:paragraph-count="6" meta:word-count="597" meta:character-count="3207"/>
  </office:meta>
</office:document-meta>
</file>